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ation Use Case </text:p>
      <text:p text:style-name="P1"/>
      <text:p text:style-name="P2">Level </text:p>
      <text:p text:style-name="P3">sea-level</text:p>
      <text:p text:style-name="P3"/>
      <text:p text:style-name="P2">Actors</text:p>
      <text:p text:style-name="P3">User – event planner or restaurant owner</text:p>
      <text:p text:style-name="P3"/>
      <text:p text:style-name="P2">Main Success Scenario</text:p>
      <text:p text:style-name="P2"/>
      <text:list xml:id="list8301565466906059443" text:style-name="L1">
        <text:list-item>
          <text:p text:style-name="P4">User logs into system.</text:p>
        </text:list-item>
        <text:list-item>
          <text:p text:style-name="P4">System displays options.</text:p>
        </text:list-item>
        <text:list-item>
          <text:p text:style-name="P4">User selects register.</text:p>
        </text:list-item>
        <text:list-item>
          <text:p text:style-name="P4">System displays option for event, restaurant, parking</text:p>
        </text:list-item>
        <text:list-item>
          <text:p text:style-name="P4">User selects option.</text:p>
        </text:list-item>
        <text:list-item>
          <text:p text:style-name="P4">System presents registration form.</text:p>
        </text:list-item>
        <text:list-item>
          <text:p text:style-name="P4">User submits form.</text:p>
        </text:list-item>
        <text:list-item>
          <text:p text:style-name="P4">System confirms information and updates corresponding database.</text:p>
        </text:list-item>
        <text:list-item>
          <text:p text:style-name="P4">User exits.</text:p>
        </text:list-item>
      </text:list>
      <text:p text:style-name="P3"/>
      <text:p text:style-name="P2">Extensions</text:p>
      <text:p text:style-name="P2"/>
      <text:p text:style-name="P3">1a. User selects create profile.</text:p>
      <text:list xml:id="list1443440942561864899" text:style-name="L2">
        <text:list-item>
          <text:p text:style-name="P5">System presents profile registration form.</text:p>
        </text:list-item>
        <text:list-item>
          <text:p text:style-name="P5">User fills out and submits form.</text:p>
        </text:list-item>
        <text:list-item>
          <text:p text:style-name="P5">System updates user database.</text:p>
        </text:list-item>
        <text:list-item>
          <text:p text:style-name="P5">System exits to main screen.</text:p>
        </text:list-item>
      </text:list>
      <text:p text:style-name="P3"/>
      <text:p text:style-name="P3">7a. User cancels form.</text:p>
      <text:list xml:id="list2438992971313872068" text:style-name="L3">
        <text:list-item>
          <text:p text:style-name="P6">System asks user whether to save form</text:p>
        </text:list-item>
        <text:list-item>
          <text:p text:style-name="P6">User selects yes.</text:p>
          <text:p text:style-name="P6">1. User selects no.</text:p>
          <text:p text:style-name="P6">2. System exits.</text:p>
        </text:list-item>
        <text:list-item>
          <text:p text:style-name="P6">System saves form to user profiles.</text:p>
        </text:list-item>
        <text:list-item>
          <text:p text:style-name="P6">System exits to main screen.</text:p>
        </text:list-item>
      </text:list>
      <text:p text:style-name="P3"/>
      <text:p text:style-name="P3">8a. System does not confirm information.</text:p>
      <text:list xml:id="list3242145349208684160" text:style-name="L4">
        <text:list-item>
          <text:p text:style-name="P7">System displays invalid information message</text:p>
        </text:list-item>
        <text:list-item>
          <text:p text:style-name="P7">System asks if user would like to resubmit.</text:p>
        </text:list-item>
        <text:list-item>
          <text:p text:style-name="P7">User selects yes.</text:p>
        </text:list-item>
        <text:list-item>
          <text:p text:style-name="P7">System presents empty registration form.</text:p>
        </text:list-item>
        <text:list-item>
          <text:p text:style-name="P7">Go to step 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 Houston</meta:initial-creator>
    <meta:creation-date>2014-09-16T09:38:19</meta:creation-date>
    <dc:date>2014-09-16T10:06:18</dc:date>
    <dc:creator>Matthew  Houston</dc:creator>
    <meta:editing-duration>PT12M7S</meta:editing-duration>
    <meta:editing-cycles>2</meta:editing-cycles>
    <meta:generator>OpenOffice/4.1.0$Unix OpenOffice.org_project/410m18$Build-9764</meta:generator>
    <meta:document-statistic meta:table-count="0" meta:image-count="0" meta:object-count="0" meta:page-count="1" meta:paragraph-count="34" meta:word-count="163" meta:character-count="958"/>
  </office:meta>
</office:document-meta>
</file>